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1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style:text-align-source="fix" style:repeat-content="false" fo:wrap-option="wrap" fo:border="0.06pt solid #000000" style:vertical-align="automatic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ffff"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Mono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;&quot;InProgress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2" table:default-cell-style-name="ce22"/>
        <table:table-column table:style-name="co3" table:default-cell-style-name="ce6"/>
        <table:table-column table:style-name="co2" table:number-columns-repeated="58" table:default-cell-style-name="ce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LE</text:p>
          </table:table-cell>
          <table:table-cell table:style-name="ce5" office:value-type="string" calcext:value-type="string">
            <text:p>SubDiv</text:p>
          </table:table-cell>
          <table:table-cell table:style-name="ce9" office:value-type="string" calcext:value-type="string">
            <text:p>SOLVED</text:p>
          </table:table-cell>
          <table:table-cell table:style-name="ce1" office:value-type="string" calcext:value-type="string">
            <text:p>My Solution</text:p>
          </table:table-cell>
          <table:table-cell table:style-name="ce1" table:number-columns-repeated="58"/>
        </table:table-row>
        <table:table-row table:style-name="ro2">
          <table:table-cell office:value-type="string" calcext:value-type="string">
            <text:p>Create a Linux User with non-interactive she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No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Linux Kernel Parameter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Create a Cron Jo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Create a grou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2">
          <table:table-cell office:value-type="string" calcext:value-type="string">
            <text:p>Create a us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InProgres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Disable Root Log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DNS Troubleshooti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Haproxy LBR Troubleshooti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Linux Archiv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nux Bann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nux Firewalld Rul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Linux Remote Cop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Linux Run Level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Linux Servic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Linux SSH Authenticati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Linux String Substitu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Linux User Expi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nux User Without Hom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ariaDB Troubleshooti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NFS Troubleshooti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Selinux Installati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Apache Troubleshoot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pplication Securit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Configure Local Yum repo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2">
          <table:table-cell office:value-type="string" calcext:value-type="string">
            <text:p>Configure protected directories in Apach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Install a packag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nux Bash Scrip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nux Find Comman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Linux Nginx as Reverse Prox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nux Resource Limi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Setup SSL for Nginx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Web Server Securit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Install and Configure HaProxy LB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nux Firewalld Setu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Install and Configure NFS Serv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Install and Configure PostgreSQ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Install And Configure SFTP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office:value-type="string" calcext:value-type="string">
            <text:p>Yes</text:p>
          </table:table-cell>
          <table:table-cell table:style-name="ce10" table:content-validation-name="val1"/>
          <table:table-cell table:number-columns-repeated="58"/>
        </table:table-row>
        <table:table-row table:style-name="ro1">
          <table:table-cell office:value-type="string" calcext:value-type="string">
            <text:p>Install and Configure Tomcat Serv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IPtables Installation And Configura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nux Network Servic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nux Process Troubleshootin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AM Authentication For Apach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Install and Configure Nginx as an LB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Install and Configure DB Serv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2">
          <table:table-cell office:value-type="string" calcext:value-type="string">
            <text:p>Install and Configure Web Applicati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ysAdmin</text:p>
          </table:table-cell>
          <table:table-cell office:value-type="string" calcext:value-type="string">
            <text:p>Linux</text:p>
          </table:table-cell>
          <table:table-cell table:style-name="ce10" table:content-validation-name="val1" table:number-columns-repeated="2"/>
          <table:table-cell table:number-columns-repeated="58"/>
        </table:table-row>
        <table:table-row table:style-name="ro3">
          <table:table-cell table:style-name="ce7" table:number-columns-repeated="4"/>
          <table:table-cell table:style-name="ce10" table:content-validation-name="val1" table:number-columns-repeated="2"/>
          <table:table-cell table:style-name="ce7" table:number-columns-repeated="58"/>
        </table:table-row>
        <table:table-row table:style-name="ro1">
          <table:table-cell table:style-name="ce17" office:value-type="string" calcext:value-type="string">
            <text:p>Ansible Config File Update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DevOps</text:p>
          </table:table-cell>
          <table:table-cell table:style-name="ce17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7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Install Ansible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Yes</text:p>
          </table:table-cell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Ping Module Usage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Archive Modul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Basic Playbook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Inventory Updat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Unarchive Modul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Blockinfile Modul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Lineinfile Modul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Replace Modul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Managing ACLs Using Ansibl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File Modul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Creating Soft Links Using Ansibl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Copy Modul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2">
          <table:table-cell table:style-name="ce18" office:value-type="string" calcext:value-type="string">
            <text:p>Managing Jinja2 Templates Using Ansible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Using Ansible Conditionals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Setup Httpd and PHP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Create Users and Groups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Ansible Facts Gathering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Ansible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Install Docker Package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Docker Copy Operations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Docker EXEC Operations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Docker Volumes Mapping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ll Docker Imag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Run a Docker Container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2">
          <table:table-cell table:style-name="ce18" office:value-type="string" calcext:value-type="string">
            <text:p>Create a Docker Image From Container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Create a Docker Network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Write a Docker File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2">
          <table:table-cell table:style-name="ce18" office:value-type="string" calcext:value-type="string">
            <text:p>Save. Load and Transfer Docker Image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Write a Docker Compose File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Resolve Dockerfile Issues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Resolve Docker Compose Issues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Deploy an App on Docker Containers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Docker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Git Clone Repositories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Gi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Git Repository Update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Gi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Git Install and Create Repository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Gi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Git Revert Some Changes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Gi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Git Create Branches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Gi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Git Merge Branches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Gi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Git Manage Remotes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Gi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Git Setup from Scratch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Gi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Install Puppet Server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Setup Puppet Certs Autosign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Setup Puppet Certs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Install Puppet Agent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Add Users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Create a FIl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Install a Package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Manage Archives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Manage Services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Setup File Permissions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Setup NTP Server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String Manipulation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Create Symlinks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Setup SSH Keys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Setup Local Yum Repos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Setup Database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Install Group Packages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1">
          <table:table-cell table:style-name="ce18" office:value-type="string" calcext:value-type="string">
            <text:p>Puppet Setup Firewall Rules</text:p>
          </table:table-cell>
          <table:table-cell table:style-name="ce18" office:value-type="float" office:value="600" calcext:value-type="float">
            <text:p>600</text:p>
          </table:table-cell>
          <table:table-cell table:style-name="ce18" office:value-type="string" calcext:value-type="string">
            <text:p>DevOps</text:p>
          </table:table-cell>
          <table:table-cell table:style-name="ce18" office:value-type="string" calcext:value-type="string">
            <text:p>Puppet</text:p>
          </table:table-cell>
          <table:table-cell table:style-name="ce10" table:content-validation-name="val1" table:number-columns-repeated="2"/>
          <table:table-cell table:style-name="ce18" table:number-columns-repeated="3"/>
          <table:table-cell table:number-columns-repeated="55"/>
        </table:table-row>
        <table:table-row table:style-name="ro3" table:number-rows-repeated="1048469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Sheet1.E2:Sheet1.F106">
            <calcext:condition calcext:apply-style-name="Untitled2" calcext:value="begins-with(y)" calcext:base-cell-address="Sheet1.E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E4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d4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7:52:16.332033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07:50:23.427897805</meta:creation-date>
    <dc:date>2020-09-22T07:54:49.362500081</dc:date>
    <meta:editing-duration>PT3H30M42S</meta:editing-duration>
    <meta:editing-cycles>4</meta:editing-cycles>
    <meta:generator>LibreOffice/6.4.5.2$Linux_X86_64 LibreOffice_project/40$Build-2</meta:generator>
    <meta:document-statistic meta:table-count="1" meta:cell-count="443" meta:object-count="0"/>
  </office:meta>
</office:document-meta>
</file>